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19cm" style:use-optimal-column-width="false"/>
    </style:style>
    <style:style style:name="ro1" style:family="table-row">
      <style:table-row-properties style:row-height="7.74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-left="0.37pt dash-dot #9e9e9e" fo:border-right="0.37pt dotted #9e9e9e" fo:border-top="0.37pt dash-dot #9e9e9e" fo:border-bottom="0.37pt dash-dot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dotted #9e9e9e" fo:border-right="0.37pt dotted #9e9e9e" fo:border-top="0.37pt dash-dot #9e9e9e" fo:border-bottom="0.37pt dash-dot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0.37pt dotted #9e9e9e" fo:border-right="0.37pt dash-dot #9e9e9e" fo:border-top="0.37pt dash-dot #9e9e9e" fo:border-bottom="0.37pt dash-dot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1.27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Lato" fo:font-size="11pt" fo:letter-spacing="normal" fo:font-style="normal" style:text-underline-style="none" fo:font-weight="bold" style:font-name-asian="Lato" style:font-size-asian="11pt" style:font-style-asian="normal" style:font-weight-asian="bold" style:font-name-complex="Lato" style:font-size-complex="11pt" style:font-style-complex="normal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∫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∫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∬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∬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∫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∬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∭">
        <style:list-level-properties text:space-before="2.982cm" text:min-label-width="0.828cm"/>
        <style:text-properties style:font-name="Lato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∫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∬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∭">
        <style:list-level-properties text:space-before="2.98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∭">
        <style:list-level-properties text:space-before="2.98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∬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∭">
        <style:list-level-properties text:space-before="2.98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∫">
        <style:list-level-properties text:space-before="0.407cm" text:min-label-width="0.863cm"/>
        <style:text-properties style:font-name="Lat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∬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∭">
        <style:list-level-properties text:space-before="2.98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559cm" svg:y="4.189cm" presentation:class="title" presentation:user-transformed="true">
          <draw:text-box>
            <text:p text:style-name="P1"><text:span text:style-name="T1">#lang primal-form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Jacob Adley and Lalo Viduarri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al Theorem of Arithmetic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Fundamental Theorem of Arithmetic</text:span></text:p>
          </draw:text-box>
        </draw:frame>
        <draw:frame draw:name="Google Shape;93;p14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Every integer n </text:span><text:span text:style-name="T5">≥</text:span><text:span text:style-name="T4"> 2 can be factored into a product of primes in exactly one way (aside from rearranging the factors)</text:span></text:p>
              </text:list-item>
              <text:list-item>
                <text:p text:style-name="P6"><text:span text:style-name="T4">ℤ → </text:span><text:span text:style-name="T4">Prime Factorization</text:span></text:p>
              </text:list-item>
              <text:list-item>
                <text:p text:style-name="P6"><text:span text:style-name="T4">Default form of integers</text:span></text:p>
              </text:list-item>
              <text:list-item>
                <text:p text:style-name="P6"><text:span text:style-name="T4">Still have access to base 10 integers</text:span></text:p>
              </text:list-item>
              <text:list-item>
                <text:p text:style-name="P6"><text:span text:style-name="T4">Make working easy in this form</text:span></text:p>
              </text:list-item>
              <text:list-item>
                <text:p text:style-name="P6"><text:span text:style-name="T4">User does not have to know implementation to do basic work</text:span></text:p>
              </text:list-item>
            </text:list>
          </draw:text-box>
        </draw:frame>
        <presentation:notes draw:style-name="dp2">
          <draw:page-thumbnail draw:name="Google Shape;89;g487a7268f8_1_0:notes" draw:style-name="gr1" draw:layer="layout" svg:width="16.932cm" svg:height="9.524cm" svg:x="1.059cm" svg:y="1.905cm" draw:page-number="2" presentation:class="page"/>
          <draw:frame draw:name="Google Shape;90;g487a7268f8_1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Why </text:span></text:p>
          </draw:text-box>
        </draw:frame>
        <draw:frame draw:name="Google Shape;99;p15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By representing number in their primal-form it becomes very simple to do some normally ‘complex’’ operations. 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Multiplication -&gt; Set union</text:span></text:p>
                  </text:list-item>
                  <text:list-item>
                    <text:p text:style-name="P6"><text:span text:style-name="T6">Division -&gt; Set subtraction</text:span></text:p>
                  </text:list-item>
                </text:list>
              </text:list-item>
              <text:list-item>
                <text:p text:style-name="P6"><text:span text:style-name="T4">Facilitate reasoning <text:s/>and working with numbers in their prime factorization</text:span></text:p>
                <text:list>
                  <text:list-item>
                    <text:p text:style-name="P6"><text:span text:style-name="T6">Euler’s Totient</text:span></text:p>
                  </text:list-item>
                  <text:list-item>
                    <text:p text:style-name="P6"><text:span text:style-name="T6">Co-primes (≡ greatest common denominator)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95;g487a7268f8_2_0:notes" draw:style-name="gr1" draw:layer="layout" svg:width="16.932cm" svg:height="9.524cm" svg:x="1.059cm" svg:y="1.905cm" draw:page-number="3" presentation:class="page"/>
          <draw:frame draw:name="Google Shape;96;g487a7268f8_2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equences" draw:style-name="dp1" draw:master-page-name="TITLE_5f_AND_5f_BODY" presentation:presentation-page-layout-name="AL2T1">
        <draw:frame draw:name="Google Shape;104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sequences</text:span></text:p>
          </draw:text-box>
        </draw:frame>
        <draw:frame draw:name="Google Shape;105;p16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Big numbers = slow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We have ideas</text:span></text:p>
                  </text:list-item>
                </text:list>
              </text:list-item>
              <text:list-item>
                <text:p text:style-name="P6"><text:span text:style-name="T4">Simple is hard?</text:span></text:p>
                <text:list>
                  <text:list-item>
                    <text:p text:style-name="P6"><text:span text:style-name="T6">add1</text:span></text:p>
                  </text:list-item>
                  <text:list-item>
                    <text:p text:style-name="P6"><text:span text:style-name="T6">sub1</text:span></text:p>
                  </text:list-item>
                  <text:list-item>
                    <text:p text:style-name="P6"><text:span text:style-name="T6">+</text:span></text:p>
                  </text:list-item>
                  <text:list-item>
                    <text:p text:style-name="P6"><text:span text:style-name="T6">-</text:span></text:p>
                  </text:list-item>
                </text:list>
              </text:list-item>
              <text:list-item>
                <text:p text:style-name="P6"><text:span text:style-name="T4">Going between representations of integers</text:span></text:p>
              </text:list-item>
            </text:list>
          </draw:text-box>
        </draw:frame>
        <presentation:notes draw:style-name="dp2">
          <draw:page-thumbnail draw:name="Google Shape;101;g487a7268f8_0_427:notes" draw:style-name="gr1" draw:layer="layout" svg:width="16.932cm" svg:height="9.524cm" svg:x="1.059cm" svg:y="1.905cm" draw:page-number="4" presentation:class="page"/>
          <draw:frame draw:name="Google Shape;102;g487a7268f8_0_42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" draw:style-name="dp1" draw:master-page-name="TITLE_5f_AND_5f_BODY" presentation:presentation-page-layout-name="AL2T1">
        <draw:frame draw:name="Google Shape;110;p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ata Type</text:span></text:p>
          </draw:text-box>
        </draw:frame>
        <draw:frame draw:name="Google Shape;111;p17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Normal stuff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Intuitive</text:span></text:p>
                  </text:list-item>
                  <text:list-item>
                    <text:p text:style-name="P6"><text:span text:style-name="T6">Clean</text:span></text:p>
                  </text:list-item>
                  <text:list-item>
                    <text:p text:style-name="P6"><text:span text:style-name="T6">Dan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7;g487a7268f8_0_437:notes" draw:style-name="gr1" draw:layer="layout" svg:width="16.932cm" svg:height="9.524cm" svg:x="1.059cm" svg:y="1.905cm" draw:page-number="5" presentation:class="page"/>
          <draw:frame draw:name="Google Shape;108;g487a7268f8_0_43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: Syntax" draw:style-name="dp1" draw:master-page-name="TITLE_5f_AND_5f_BODY" presentation:presentation-page-layout-name="AL2T1">
        <draw:frame draw:name="Google Shape;116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ata Type: Syntax</text:span></text:p>
          </draw:text-box>
        </draw:frame>
        <draw:frame draw:name="Google Shape;117;p18" presentation:style-name="pr5" draw:text-style-name="P7" draw:layer="layout" svg:width="10.672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User input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Raw number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7">ℤ</text:span></text:p>
                      </text:list-item>
                    </text:list>
                  </text:list-item>
                  <text:list-item>
                    <text:p text:style-name="P6"><text:span text:style-name="T7">Primal numbe</text:span><text:span text:style-name="T6">rs</text:span><text:span text:style-name="T7">: </text:span><text:span text:style-name="T8">Literals</text:span><text:span text:style-name="T7">: ^ : ( ) </text:span><text:span text:style-name="T8">Variables</text:span><text:span text:style-name="T7">: x, w ∈ ℤ; y, z ∈ ℕ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6">(x)</text:span></text:p>
                      </text:list-item>
                      <text:list-item>
                        <text:p text:style-name="P6"><text:span text:style-name="T6">(x y)</text:span></text:p>
                      </text:list-item>
                      <text:list-item>
                        <text:p text:style-name="P6"><text:span text:style-name="T6">(x : y)</text:span></text:p>
                      </text:list-item>
                      <text:list-item>
                        <text:p text:style-name="P6"><text:span text:style-name="T6">(x ^ y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18;p18" presentation:style-name="pr5" draw:text-style-name="P7" draw:layer="layout" svg:width="10.672cm" svg:height="6.28cm" svg:x="13.136cm" svg:y="6.217cm" presentation:class="outline" presentation:user-transformed="true">
          <draw:text-box>
            <text:list text:style-name="L10">
              <text:list-item>
                <text:list>
                  <text:list-item>
                    <text:list>
                      <text:list-item>
                        <text:p text:style-name="P6"><text:span text:style-name="T6">(x ^ y w)</text:span></text:p>
                      </text:list-item>
                      <text:list-item>
                        <text:p text:style-name="P6"><text:span text:style-name="T6">(x ^ y : w)</text:span></text:p>
                      </text:list-item>
                      <text:list-item>
                        <text:p text:style-name="P6"><text:span text:style-name="T6">(x ^ y : w ^ z)</text:span></text:p>
                      </text:list-item>
                      <text:list-item>
                        <text:p text:style-name="P6"><text:span text:style-name="T6">(x ^ y w ^ z)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6">Negative primal numbers</text:span></text:p>
                    <text:list>
                      <text:list-item>
                        <text:p text:style-name="P6"><text:span text:style-name="T6">(neg …)</text:span></text:p>
                      </text:list-item>
                      <text:list-item>
                        <text:p text:style-name="P6"><text:span text:style-name="T6">(¬ …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487a7268f8_0_432:notes" draw:style-name="gr1" draw:layer="layout" svg:width="16.932cm" svg:height="9.524cm" svg:x="1.059cm" svg:y="1.905cm" draw:page-number="6" presentation:class="page"/>
          <draw:frame draw:name="Google Shape;114;g487a7268f8_0_4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: Syntax II" draw:style-name="dp1" draw:master-page-name="TITLE_5f_AND_5f_BODY" presentation:presentation-page-layout-name="AL2T1">
        <draw:frame draw:name="Google Shape;123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ata Type: Syntax II</text:span></text:p>
          </draw:text-box>
        </draw:frame>
        <draw:frame draw:name="Google Shape;124;p19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User input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Normal integers, </text:span><text:span text:style-name="T7">n ∈ ℕ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6">(int n) → n</text:span></text:p>
                      </text:list-item>
                    </text:list>
                  </text:list-item>
                  <text:list-item>
                    <text:p text:style-name="P6"><text:span text:style-name="T6">The no kiddin operator !t</text:span></text:p>
                    <text:list>
                      <text:list-item>
                        <text:p text:style-name="P6"><text:span text:style-name="T6">Trust on user</text:span></text:p>
                      </text:list-item>
                      <text:list-item>
                        <text:p text:style-name="P6"><text:span text:style-name="T6">No checks performed on input values</text:span></text:p>
                      </text:list-item>
                      <text:list-item>
                        <text:p text:style-name="P6"><text:span text:style-name="T6">(!t …) → 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0;g487c10931d_0_0:notes" draw:style-name="gr1" draw:layer="layout" svg:width="16.932cm" svg:height="9.524cm" svg:x="1.059cm" svg:y="1.905cm" draw:page-number="7" presentation:class="page"/>
          <draw:frame draw:name="Google Shape;121;g487c10931d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: Implementation" draw:style-name="dp1" draw:master-page-name="TITLE_5f_AND_5f_BODY" presentation:presentation-page-layout-name="AL2T1">
        <draw:frame draw:name="Google Shape;129;p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ata Type: Implementation</text:span></text:p>
          </draw:text-box>
        </draw:frame>
        <draw:frame draw:name="Google Shape;130;p20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#%datum</text:span></text:p>
              </text:list-item>
              <text:list-item>
                <text:p text:style-name="P6"><text:span text:style-name="T4">#%app</text:span></text:p>
              </text:list-item>
              <text:list-item>
                <text:p text:style-name="P6"><text:span text:style-name="T4">parse-primal</text:span></text:p>
              </text:list-item>
              <text:list-item>
                <text:p text:style-name="P6"><text:span text:style-name="T4">!-parse-primal</text:span></text:p>
              </text:list-item>
              <text:list-item>
                <text:p text:style-name="P6"><text:span text:style-name="T4">base-normalize</text:span></text:p>
              </text:list-item>
            </text:list>
          </draw:text-box>
        </draw:frame>
        <presentation:notes draw:style-name="dp2">
          <draw:page-thumbnail draw:name="Google Shape;126;g487a7268f8_2_5:notes" draw:style-name="gr1" draw:layer="layout" svg:width="16.932cm" svg:height="9.524cm" svg:x="1.059cm" svg:y="1.905cm" draw:page-number="8" presentation:class="page"/>
          <draw:frame draw:name="Google Shape;127;g487a7268f8_2_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ch" draw:style-name="dp1" draw:master-page-name="TITLE_5f_AND_5f_BODY" presentation:presentation-page-layout-name="AL2T1">
        <draw:frame draw:name="Google Shape;135;p2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atch</text:span></text:p>
          </draw:text-box>
        </draw:frame>
        <draw:frame draw:name="Google Shape;136;p21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Needed to provide ways to allow the programmer to use numbers without having to dig into our implementation of them. (lists)</text:span></text:p>
              </text:list-item>
              <text:list-item>
                <text:p text:style-name="P6"><text:span text:style-name="T4">Adding match cases was a simple way to this. 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Allows programmers to access and describe properties that they want numbers to have.</text:span></text:p>
                  </text:list-item>
                  <text:list-item>
                    <text:p text:style-name="P6"><text:span text:style-name="T6">Since we are using match expander then programmers can use the match they are used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2;g487a7268f8_2_10:notes" draw:style-name="gr1" draw:layer="layout" svg:width="16.932cm" svg:height="9.524cm" svg:x="1.059cm" svg:y="1.905cm" draw:page-number="9" presentation:class="page"/>
          <draw:frame draw:name="Google Shape;133;g487a7268f8_2_1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ch: Syntax" draw:style-name="dp1" draw:master-page-name="TITLE_5f_AND_5f_BODY" presentation:presentation-page-layout-name="AL2T1">
        <draw:frame draw:name="Google Shape;141;p2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atch: Syntax</text:span></text:p>
          </draw:text-box>
        </draw:frame>
        <draw:frame draw:name="Google Shape;142;p22" draw:style-name="standard" draw:layer="layout" svg:width="21.356cm" svg:height="7.744cm" svg:x="2.021cm" svg:y="5.15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9">Match on a Factor</text:span></text:p>
                <text:p text:style-name="P1"><text:span text:style-name="T9"/></text:p>
                <text:p text:style-name="P1"><text:span text:style-name="T9">(mach num</text:span></text:p>
                <text:p text:style-name="P1"><text:span text:style-name="T9"><text:s text:c="4"/></text:span><text:span text:style-name="T9">[(fac 7 -&gt; a b) bod)]</text:span></text:p>
                <text:p text:style-name="P1"><text:span text:style-name="T9"/></text:p>
                <text:p text:style-name="P1"><text:span text:style-name="T9">Looks to see if there is a factor of 7</text:span></text:p>
              </table:table-cell>
              <table:table-cell table:style-name="ce2">
                <text:p text:style-name="P1"><text:span text:style-name="T9">Match on a power</text:span></text:p>
                <text:p text:style-name="P1"><text:span text:style-name="T9"/></text:p>
                <text:p text:style-name="P1"><text:span text:style-name="T9">(mach num</text:span></text:p>
                <text:p text:style-name="P1"><text:span text:style-name="T9"><text:s text:c="4"/></text:span><text:span text:style-name="T9">[(pow 4 -&gt; a b) bod)]</text:span></text:p>
                <text:p text:style-name="P1"><text:span text:style-name="T9"/></text:p>
                <text:p text:style-name="P1"><text:span text:style-name="T9">Looks for anything raised to the 4th power</text:span></text:p>
              </table:table-cell>
              <table:table-cell table:style-name="ce3">
                <text:p text:style-name="P1"><text:span text:style-name="T9">Match on both</text:span></text:p>
                <text:p text:style-name="P1"><text:span text:style-name="T9"/></text:p>
                <text:p text:style-name="P1"><text:span text:style-name="T9">(match num</text:span></text:p>
                <text:p text:style-name="P1"><text:span text:style-name="T9"><text:s text:c="4"/></text:span><text:span text:style-name="T9">[(n-to-the 3 6 -&gt; a b) bod]</text:span></text:p>
                <text:p text:style-name="P1"><text:span text:style-name="T9"/></text:p>
                <text:p text:style-name="P1"><text:span text:style-name="T9">Looks for that specific factor raised to that pow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38;g487a7268f8_2_15:notes" draw:style-name="gr1" draw:layer="layout" svg:width="16.932cm" svg:height="9.524cm" svg:x="1.059cm" svg:y="1.905cm" draw:page-number="10" presentation:class="page"/>
          <draw:frame draw:name="Google Shape;139;g487a7268f8_2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ch: Implementation" draw:style-name="dp1" draw:master-page-name="TITLE_5f_AND_5f_BODY" presentation:presentation-page-layout-name="AL2T1">
        <draw:frame draw:name="Google Shape;147;p2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atch: Implementation</text:span></text:p>
          </draw:text-box>
        </draw:frame>
        <draw:frame draw:name="Google Shape;148;p23" presentation:style-name="pr5" draw:text-style-name="P7" draw:layer="layout" svg:width="10.673cm" svg:height="6.28cm" svg:x="2.026cm" svg:y="5.775cm" presentation:class="outline" presentation:user-transformed="true">
          <draw:text-box>
            <text:p text:style-name="P9"><text:span text:style-name="T4">(define-match-expander fac</text:span><text:span text:style-name="T4"><text:line-break/></text:span><text:span text:style-name="T4"> <text:s/>(λ (stx)</text:span><text:span text:style-name="T4"><text:line-break/></text:span><text:span text:style-name="T4"> <text:s text:c="3"/>(syntax-case stx (≫ &gt;&gt;)</text:span><text:span text:style-name="T4"><text:line-break/></text:span><text:span text:style-name="T4"> <text:s text:c="5"/>[(_ num ≫ n m) #`(app (factor num) n m)]</text:span><text:span text:style-name="T4"><text:line-break/></text:span><text:span text:style-name="T4"> <text:s text:c="5"/>[(_ num &gt;&gt; n m) #`(app (factor num) n m)])))</text:span><text:span text:style-name="T4"><text:line-break/></text:span><text:span text:style-name="T4"/></text:p>
          </draw:text-box>
        </draw:frame>
        <draw:custom-shape draw:name="Google Shape;149;p23" draw:style-name="gr2" draw:text-style-name="P11" draw:layer="layout" svg:width="10.007cm" svg:height="7.362cm" svg:x="13.376cm" svg:y="4.898cm">
          <text:list text:style-name="L15">
            <text:list-item>
              <text:p text:style-name="P10"><text:span text:style-name="T9">Write a function to traverse a primal</text:span></text:p>
            </text:list-item>
            <text:list-item>
              <text:p text:style-name="P10"><text:span text:style-name="T9">Use matches app syntax to call it and bind the variables.</text:span></text:p>
            </text:list-item>
            <text:list-item>
              <text:p text:style-name="P10"><text:span text:style-name="T9">Function always succeeds and needs to be wrapped with guards since it always succeed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487a7268f8_2_20:notes" draw:style-name="gr1" draw:layer="layout" svg:width="16.932cm" svg:height="9.524cm" svg:x="1.059cm" svg:y="1.905cm" draw:page-number="11" presentation:class="page"/>
          <draw:frame draw:name="Google Shape;145;g487a7268f8_2_2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nk Examples" draw:style-name="dp1" draw:master-page-name="TITLE_5f_AND_5f_BODY" presentation:presentation-page-layout-name="AL2T1">
        <draw:frame draw:name="Google Shape;154;p2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ank Examples</text:span></text:p>
          </draw:text-box>
        </draw:frame>
        <draw:frame draw:name="Google Shape;155;p24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φ</text:span></text:p>
              </text:list-item>
              <text:list-item>
                <text:p text:style-name="P6"><text:span text:style-name="T4">gcd</text:span></text:p>
              </text:list-item>
              <text:list-item>
                <text:p text:style-name="P6"><text:span text:style-name="T4">lcm</text:span></text:p>
              </text:list-item>
              <text:list-item>
                <text:p text:style-name="P6"><text:span text:style-name="T4">prime?</text:span></text:p>
              </text:list-item>
            </text:list>
          </draw:text-box>
        </draw:frame>
        <presentation:notes draw:style-name="dp2">
          <draw:page-thumbnail draw:name="Google Shape;151;g487a7268f8_2_25:notes" draw:style-name="gr1" draw:layer="layout" svg:width="16.932cm" svg:height="9.524cm" svg:x="1.059cm" svg:y="1.905cm" draw:page-number="12" presentation:class="page"/>
          <draw:frame draw:name="Google Shape;152;g487a7268f8_2_2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→: Changes" draw:style-name="dp1" draw:master-page-name="TITLE_5f_AND_5f_BODY" presentation:presentation-page-layout-name="AL2T1">
        <draw:frame draw:name="Google Shape;160;p2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oing →: Changes</text:span></text:p>
          </draw:text-box>
        </draw:frame>
        <draw:frame draw:name="Google Shape;161;p25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Efficiency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Table with previous computed primes</text:span></text:p>
                  </text:list-item>
                </text:list>
              </text:list-item>
              <text:list-item>
                <text:p text:style-name="P6"><text:span text:style-name="T4">Printing</text:span></text:p>
                <text:list>
                  <text:list-item>
                    <text:p text:style-name="P6"><text:span text:style-name="T6">Current print shows implementation</text:span></text:p>
                  </text:list-item>
                  <text:list-item>
                    <text:p text:style-name="P6"><text:span text:style-name="T6">Want to print similar to construc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6">Use struct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Normalize output of implemented functions</text:span></text:p>
                <text:list>
                  <text:list-item>
                    <text:p text:style-name="P6"><text:span text:style-name="T6">Can have -1 ^ x <text:s/>s.t. <text:s/>x &gt; 1</text:span></text:p>
                  </text:list-item>
                  <text:list-item>
                    <text:p text:style-name="P6"><text:span text:style-name="T6">**Bug**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157;g487a7268f8_2_35:notes" draw:style-name="gr1" draw:layer="layout" svg:width="16.932cm" svg:height="9.524cm" svg:x="1.059cm" svg:y="1.905cm" draw:page-number="13" presentation:class="page"/>
          <draw:frame draw:name="Google Shape;158;g487a7268f8_2_3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→: Future Implementation" draw:style-name="dp1" draw:master-page-name="TITLE_5f_AND_5f_BODY" presentation:presentation-page-layout-name="AL2T1">
        <draw:frame draw:name="Google Shape;166;p2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oing →: Future Implementation</text:span></text:p>
          </draw:text-box>
        </draw:frame>
        <draw:frame draw:name="Google Shape;167;p26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Variables in number construction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(define x 5)</text:span></text:p>
                  </text:list-item>
                  <text:list-item>
                    <text:p text:style-name="P6"><text:span text:style-name="T6">(define y 2)</text:span></text:p>
                  </text:list-item>
                  <text:list-item>
                    <text:p text:style-name="P6"><text:span text:style-name="T6">(x ^ y)</text:span></text:p>
                  </text:list-item>
                  <text:list-item>
                    <text:p text:style-name="P6"><text:span text:style-name="T6">(!t x ^ y)</text:span></text:p>
                  </text:list-item>
                </text:list>
              </text:list-item>
              <text:list-item>
                <text:p text:style-name="P6"><text:span text:style-name="T4">Modular Arithmetic</text:span></text:p>
                <text:list>
                  <text:list-item>
                    <text:p text:style-name="P6"><text:span text:style-name="T6">Define at the top of the file what space to work in: </text:span><text:span text:style-name="T7">ℤ</text:span><text:span text:style-name="T6"> (mod 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3;g487a7268f8_2_40:notes" draw:style-name="gr1" draw:layer="layout" svg:width="16.932cm" svg:height="9.524cm" svg:x="1.059cm" svg:y="1.905cm" draw:page-number="14" presentation:class="page"/>
          <draw:frame draw:name="Google Shape;164;g487a7268f8_2_4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6.0.5.2$Linux_X86_64 LibreOffice_project/</meta:generator>
  </office:meta>
</office:document-meta>
</file>